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Hebrew Education Society (Philadelphia, Pa.)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text:tab/><text:tab/><text:tab/><text:tab/>Y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 Touro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the Fair/</text:p>
      <text:p text:style-name="P2">in aid of the H E S &amp; S. Schools./</text:p>
      <text:p text:style-name="P2"/>
      <text:p text:style-name="P3">Ladies and Gentlemen. <text:s/>Honored by the request/ to address this vast assemblage, I shall take good heed not to/ encroach on my neighbor's privilege. <text:s/>Of the two objects/ which this Fair aims to attain, I shall speak of that,/ which, I have reason to think, I was selected specially to plead/ for. <text:s/>Both objects <text:span text:style-name="T2">are near to my heart</text:span><text:span text:style-name="T5"> have </text:span><text:span text:style-name="T2">of</text:span><text:span text:style-name="T5"> a</text:span><text:span text:style-name="T2">n equal</text:span><text:span text:style-name="T5"> high importance. <text:s/>They are in fact in-/-terwoven together. <text:s/>You cannot separate rudimental Hebrew/ from rudimental Jewish history. <text:s/>To cultivate the lan-/-guage of </text:span><text:span text:style-name="T2">the</text:span><text:span text:style-name="T5"> our sacred books, and keep in ignorance of their/ contents, would be like raising four walls, and passing/ them off for a complete </text:span><text:span text:style-name="T2">house</text:span><text:span text:style-name="T5"> structure. <text:s/>Hebrew schools and Sun-/-day schools are identical in their designs and workings./ <text:s/>But the claims of the former will be fittingly presented,/ after the few moments that I shall have engaged your/ kind attention./</text:span></text:p>
      <text:p text:style-name="P3"><text:span text:style-name="T5">Our uncongregational Sunday Schools unpretentiously furnish many a/ requisite for the rearing of a religious life. <text:s/>Their origin/ is the interpretation of a sentiment cherished by a Jewess/ of the noblest type; their history is the effort of her/ sisters in faith to prevent practical Judaism from wearing/ away by a contrast </text:span><text:span text:style-name="T2">attraction with</text:span><text:span text:style-name="T5"> friction against hostile beliefs./</text:span></text:p>
      <text:p text:style-name="P3"><text:span text:style-name="T5"/></text:p>
      <text:p text:style-name="P3"><text:span text:style-name="T5">[Page 2]</text:span></text:p>
      <text:p text:style-name="P3"><text:span text:style-name="T5">From five to six hundred of our sons and/ daughters, some of whom in a decade of years shall/ have </text:span><text:span text:style-name="T2">merged</text:span><text:span text:style-name="T5"> formed a new </text:span><text:span text:style-name="T2">generation of</text:span><text:span text:style-name="T5"> Jewish society, carry/ from thence every week useful information; </text:span><text:soft-page-break/><text:span text:style-name="T5">a learning,--/ </text:span><text:span text:style-name="T2">modest</text:span><text:span text:style-name="T5"> moderate indeed as it is </text:span><text:span text:style-name="T2">which is</text:span><text:span text:style-name="T5"> calculated nevertheless to inspire love for/ virtue, abhorrence for vice, and a wish to hold fast/ to God's eternal truths./</text:span></text:p>
      <text:p text:style-name="P3"><text:span text:style-name="T5">This is not the occasion nor the hour when I should/ dilate upon the plan whereby the institution you/ are about to benefit strives to develop the mind/ and shape the heart rightly in justice to my coreligionists who gratuitously devote their time to the goodly work, but I may</text:span><text:span text:style-name="T2">, in passing,</text:span><text:span text:style-name="T5"> say in passing that the law of progress</text:span><text:span text:style-name="T2">ive</text:span><text:span text:style-name="T5"> has not been disregarded./ <text:s/>The almost exclusively catechism system has been/ considerably superseded by </text:span><text:span text:style-name="T2">verbal</text:span><text:span text:style-name="T5"> oral instruction; by/ explanations in which the deeds of Biblical characters/ are set forth in their beauty or in their hideousness./ <text:s/>Thus the effects of righteousness and its opposite/ are early revealed to our youths./</text:span></text:p>
      <text:p text:style-name="P3"><text:span text:style-name="T5">But the Northern section of the institution, which has the/ larger number of attendants, is exposed to inconveniences/ which we have been unable to obviate. <text:s/>Our </text:span><text:span text:style-name="T2">charges</text:span><text:span text:style-name="T5"> little scholars/ must meet in a room ill-ventilated, unequally heated,/</text:span></text:p>
      <text:p text:style-name="P3"><text:span text:style-name="T5"/></text:p>
      <text:p text:style-name="P3"><text:span text:style-name="T5">[Page 3]</text:span></text:p>
      <text:p text:style-name="P3"><text:span text:style-name="T5">having a low-ceiling, </text:span><text:span text:style-name="T2">reverberated sounds</text:span><text:span text:style-name="T5"> that, greatly to/ our annoyance strikes back each sound</text:span><text:span text:style-name="T2">s</text:span><text:span text:style-name="T5">, and lacking proper accomodations[sic!] for seating/ and reading. <text:s/>These draw-backs have been long expe-/-rienced; but the institution, knowing the </text:span><text:span text:style-name="T2">constant</text:span><text:span text:style-name="T5"> incessant demands/ on the Jewish public, has always been loth to come for-/-ward as a claimant to the generosity of our brethren./ <text:s/>The Hebrew Education Society, feeling that the Hebrew Sunday/ School has the same sacred object in view, as </text:span><text:span text:style-name="T2">itself</text:span><text:span text:style-name="T5"> it has/ itself ever </text:span><text:span text:style-name="T2">had allowed it,</text:span><text:span text:style-name="T5"> promoted with a commendable spirit allowed/ </text:span><text:span text:style-name="T2">its</text:span><text:span text:style-name="T5"> the Northern section for over a quarter of a century, the free use of a lower room in/ the </text:span><text:span text:style-name="T2">bil</text:span><text:span text:style-name="T5"> building endowed by the philanthropist, Judah Touro,/ But now it has become imperatively needful to procure a/ hall more adapted to our requirements, more inviting to/ pupils and teachers. <text:s/>The memories of the past; and a/ sense of gratitude, suggested at once the idea of repairing the/ whole edifice, fast decaying, and preparing thereat a hall/ suitable to the purpose, and affording every comfort./ <text:s/>This fair is the result of that idea. <text:s/>And whatever/ may be said of the practice, so much in vogue, of rai-/-sing material means by a </text:span><text:span text:style-name="T6">Fair</text:span><text:span text:style-name="T7"> way--and I forbear dis-/-cussing that point--, great merit is due, and thanks/ are to be awarded to the </text:span><text:span text:style-name="T3">ladies and gentlemen</text:span><text:span text:style-name="T7"> various committees of the Teachers' Association./</text:span></text:p>
      <text:p text:style-name="P3"><text:span text:style-name="T7"/></text:p>
      <text:p text:style-name="P3"><text:span text:style-name="T7">[Page 4]</text:span></text:p>
      <text:p text:style-name="P3"><text:span text:style-name="T7">They set the wheel in motion, which will roll down/ abundant success. <text:s/>They put their shoulders </text:span><text:span text:style-name="T3">under</text:span><text:span text:style-name="T7"> to it, with/ a steadfast determination that it should not stop, till the/ final goal is reached./</text:span></text:p>
      <text:p text:style-name="P3"><text:span text:style-name="T7">Ladies and Gentlemen. <text:s/>Your crowded attendance on the night/ of the 24</text:span><text:span text:style-name="T8">th</text:span><text:span text:style-name="T9"> is a prognostic of our material gratulations on/ the night of the 27</text:span><text:span text:style-name="T8">th</text:span><text:span text:style-name="T9">. <text:s/>Open wide your purse-strings;/ let the gold flow, it will stream down into a noble/ field. <text:s/>Buy even if you don't need the object. <text:s/>You/ will find no difficulty in disposing thereof charitably./ <text:s/>Let these four days and four nights create a pleasant/ rivalry in doing the best and the most for the cause./ <text:s/></text:span><text:span text:style-name="T4">From the fair</text:span><text:span text:style-name="T9"> During their continuance, agreeable acquaintances may <text:s/>be formed,/ friendship may </text:span><text:span text:style-name="T4">sper</text:span><text:span text:style-name="T9"> spring up, and when years shall/ have glided away, the Fair in aid of two sister in-/-stitutions of Philadelphia, will </text:span><text:span text:style-name="T4">remain</text:span><text:span text:style-name="T9"> linger in the mind as a gladsome/ reminiscence of younger days./ </text:span></text:p>
      <text:p text:style-name="P3"><text:span text:style-name="T9">Ladies and Gentlemen. <text:s/>With a full appreciation of/ the liberality of our Jewish and Christian contributors,/ I wish you all a splendid tim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3:52:07.09</meta:creation-date>
    <meta:document-statistic meta:table-count="0" meta:image-count="0" meta:object-count="0" meta:page-count="3" meta:paragraph-count="75" meta:word-count="1011" meta:character-count="6399"/>
    <dc:date>2013-02-21T14:13:26.49</dc:date>
    <meta:editing-duration>PT5M58S</meta:editing-duration>
    <meta:editing-cycles>1</meta:editing-cycles>
    <meta:generator>OpenOffice.org/3.4.1$Win32 OpenOffice.org_project/341m1$Build-9593</meta:generator>
  </office:meta>
</office:document-meta>
</file>